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Component.GroovyComponen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Component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Component.getDocumentBuild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Component.populateBindings( Bindings bindings , MessageExchange exchange , NormalizedMessage in , NormalizedMessa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Component.setDocumentBuilder( DocumentBuilder document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Component.Groovy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Component.setDocumentBuilderFactory( DocumentBuilderFactory documentBuil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